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27.35pt"/>
    </style:style>
    <style:style style:name="co4" style:family="table-column">
      <style:table-column-properties fo:break-before="auto" style:column-width="39.94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211.55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229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5.49pt" fo:break-before="auto" style:use-optimal-row-height="true"/>
    </style:style>
    <style:style style:name="ro3" style:family="table-row">
      <style:table-row-properties style:row-height="167.5pt" fo:break-before="auto" style:use-optimal-row-height="true"/>
    </style:style>
    <style:style style:name="ro4" style:family="table-row">
      <style:table-row-properties style:row-height="421pt" fo:break-before="auto" style:use-optimal-row-height="true"/>
    </style:style>
    <style:style style:name="ro5" style:family="table-row">
      <style:table-row-properties style:row-height="68pt" fo:break-before="auto" style:use-optimal-row-height="true"/>
    </style:style>
    <style:style style:name="ro6" style:family="table-row">
      <style:table-row-properties style:row-height="101pt" fo:break-before="auto" style:use-optimal-row-height="true"/>
    </style:style>
    <style:style style:name="ro7" style:family="table-row">
      <style:table-row-properties style:row-height="200.49pt" fo:break-before="auto" style:use-optimal-row-height="true"/>
    </style:style>
    <style:style style:name="ro8" style:family="table-row">
      <style:table-row-properties style:row-height="134.5pt" fo:break-before="auto" style:use-optimal-row-height="true"/>
    </style:style>
    <style:style style:name="ro9" style:family="table-row">
      <style:table-row-properties style:row-height="123.51pt" fo:break-before="auto" style:use-optimal-row-height="true"/>
    </style:style>
    <style:style style:name="ro10" style:family="table-row">
      <style:table-row-properties style:row-height="46.01pt" fo:break-before="auto" style:use-optimal-row-height="true"/>
    </style:style>
    <style:style style:name="ro11" style:family="table-row">
      <style:table-row-properties style:row-height="24.01pt" fo:break-before="auto" style:use-optimal-row-height="true"/>
    </style:style>
    <style:style style:name="ro12" style:family="table-row">
      <style:table-row-properties style:row-height="112.51pt" fo:break-before="auto" style:use-optimal-row-height="true"/>
    </style:style>
    <style:style style:name="ro13" style:family="table-row">
      <style:table-row-properties style:row-height="35.01pt" fo:break-before="auto" style:use-optimal-row-height="true"/>
    </style:style>
    <style:style style:name="ro14" style:family="table-row">
      <style:table-row-properties style:row-height="5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readings</text:p>
          </table:table-cell>
          <table:table-cell office:value-type="string" calcext:value-type="string">
            <text:p>assignment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5-Sep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Introductions</text:p>
            <text:p/>
            <text:p>* [Course Overview](slides/intro/overview.html) </text:p>
            <text:p>* [Fill out this survey!](https://docs.google.com/forms/d/e/1FAIpQLSd3_DKc5OuyktZHel7hDx6dnUn7fDdL5Lm4GBkkQdLNoizfxA/viewform)</text:p>
            <text:p>  * GitHub username for homework</text:p>
            <text:p>  * consent form to use GitHub for homework submission</text:p>
            <text:p/>
            <text:p>Python 3 Ecosystem and Installation                                                                                                                      </text:p>
            <text:p/>
            <text:p>* [Python Development Environment](slides/python/tools.html)</text:p>
            <text:p/>
            <text:p>Python Basics and File I/O</text:p>
            <text:p/>
            <text:p>* See readings on Python Basics</text:p>
            <text:p>* Different Ways to Run Python (demo)</text:p>
            <text:p>  * running python on the commandline</text:p>
            <text:p>  * interactive shell</text:p>
            <text:p>  * IPython</text:p>
            <text:p>  * jupyter notebook / lab</text:p>
            <text:p>* Modules (demo)</text:p>
            <text:p>  * imports</text:p>
            <text:p>  * python path</text:p>
            <text:p/>
          </table:table-cell>
          <table:table-cell office:value-type="string" calcext:value-type="string">
            <text:p>Python for Data Analysis</text:p>
            <text:p/>
            <text:p>* Ch 1: Preliminaries</text:p>
            <text:p>* Ch 2: Python Language Basics, Ipython, Jupyter Notebooks</text:p>
            <text:p>* Ch 3: Built-in Data Structures, Functions and Files</text:p>
          </table:table-cell>
          <table:table-cell office:value-type="string" calcext:value-type="string">
            <text:p/>
            <text:p>__Quiz #01__ â€“ due Mon, 9/10, at 3pm (just before class)</text:p>
            <text:p/>
            <text:p>* find it on NYU Classes</text:p>
            <text:p>* check the Tests and Quizzes section </text:p>
            <text:p/>
            <text:p>__Homework #01__ â€“ due Tue, 9/11, at 11pm</text:p>
            <text:p/>
            <text:p>0. [Fill out this survey!](https://docs.google.com/forms/d/e/1FAIpQLSd3_DKc5OuyktZHel7hDx6dnUn7fDdL5Lm4GBkkQdLNoizfxA/viewform)</text:p>
            <text:p>1. Install a Python 3 Environment</text:p>
            <text:p>  * use [Anaconda](https://conda.io/docs/user-guide/install/index.html)</text:p>
            <text:p>  * if youâ€™re already familiar with Python, you can manually install:</text:p>
            <text:p>    * Python 3 (using `apt`, `homebrew`, etc.)</text:p>
            <text:p>    * `matplotlib`, `jupyter-notebook` (or lab), `pandas`, `numpy` (using `easy-install`, `pip`, etc.)</text:p>
            <text:p>2. Go over readings</text:p>
            <text:p>3. [Homework #01 Instructions](assignments/01.html)</text:p>
            <text:p/>
            <text:p>&lt;!--</text:p>
            <text:p>  * histogram</text:p>
            <text:p>  * birthday paradox</text:p>
            <text:p>  * syllabic poetry</text:p>
            <text:p>  * mean, median, mode, etc.</text:p>
            <text:p>--&gt;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0-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File I/O, Unicode and Strings</text:p>
            <text:p/>
            <text:p>* [Files, Encodings, Bytes and Strings](notebooks/files-unicode-bytes-strings.ipynb) (notebook)</text:p>
            <text:p>* [Data File Formats](slides/python/file-types.html) (slides)</text:p>
            <text:p/>
            <text:p>Sequence Types, Mapping Types, Sets</text:p>
            <text:p/>
            <text:p>* [Sequences, Dictionaries and Sets](notebooks/sequences.ipynb) (notebook)</text:p>
            <text:p/>
            <text:p>Functions</text:p>
            <text:p/>
            <text:p>* [\* and \*\*, Keyword Arguments](notebooks/functions.ipynb) (notebook)</text:p>
            <text:p/>
            <text:p/>
            <text:p/>
          </table:table-cell>
          <table:table-cell office:value-type="string" calcext:value-type="string">
            <text:p>Python for Data Analysis</text:p>
            <text:p/>
            <text:p>* Ch 3: Built-in Data Structures, Functions and Files</text:p>
            <text:p/>
            <text:p>Articles</text:p>
            <text:p/>
            <text:p>* [The Absolute Minimum Every Software Developer Absolutely, Positively Must Know About Unicode and Character Sets (No Excuses!)](https://www.joelonsoftware.com/2003/10/08/the-absolute-minimum-every-software-developer-absolutely-positively-must-know-about-unicode-and-character-sets-no-excuses/)</text:p>
            <text:p>* [What Every Programmer Absolutely, Positively Needs To Know About Encodings And Character Sets To Work With Text](http://kunststube.net/encoding/)</text:p>
            <text:p>* [Unicode HOWTO](https://docs.python.org/3/howto/unicode.html)</text:p>
            <text:p>* [Primer on Python Decorators](https://realpython.com/primer-on-python-decorators/)</text:p>
            <text:p/>
          </table:table-cell>
          <table:table-cell office:value-type="string" calcext:value-type="string">
            <text:p>__Quiz #02__ â€“ to be posted tonight/tomorrow morn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2-Sep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unctions</text:p>
            <text:p/>
            <text:p>* Functions as Objects</text:p>
            <text:p>* Keyword Arguments</text:p>
            <text:p>* Lambdas</text:p>
            <text:p>* [Decorators](slides/python/decorators.html)</text:p>
            <text:p>    * @functools.wraps</text:p>
            <text:p/>
            <text:p>Classes</text:p>
            <text:p/>
            <text:p>* [Named Tuples and Classes](slides/python/classes-objects.html)</text:p>
            <text:p>* Data Classes</text:p>
            <text:p>* Iterators and __iter__</text:p>
            <text:p>* generators</text:p>
            <text:p/>
            <text:p>List/Dictionary/Set Comprehension</text:p>
            <text:p/>
            <text:p>* sorted</text:p>
            <text:p>* list comprehensions</text:p>
            <text:p>* set comprehensions</text:p>
            <text:p>* dictionary comprehensions</text:p>
            <text:p/>
            <text:p>Vectors and Matrices (numpy)</text:p>
            <text:p/>
            <text:p>* numpy basics</text:p>
            <text:p/>
            <text:p>Tabular Data (pandas)</text:p>
            <text:p/>
            <text:p>* pandas basics</text:p>
            <text:p/>
            <text:p>Data Loading, Storage, and File Formats (revisisted)</text:p>
            <text:p/>
            <text:p>* pandas for reading files (csv, xls, etc.)</text:p>
            <text:p>* pandas for writing files</text:p>
            <text:p>* go through file formats from previous lecture, but using pandas</text:p>
            <text:p/>
            <text:p/>
            <text:p/>
          </table:table-cell>
          <table:table-cell office:value-type="string" calcext:value-type="string">
            <text:p>Python for Data Analysis </text:p>
            <text:p>* Ch 4: Numpy Basics: Arrays and Vectors </text:p>
            <text:p>* Ch 5. Getting Started with pandas</text:p>
            <text:p>* Ch 6. Data Loading, Storage, and File Formats</text:p>
            <text:p>  * Skip Web Requests</text:p>
            <text:p>  * Skip Databases</text:p>
          </table:table-cell>
          <table:table-cell office:value-type="string" calcext:value-type="string">
            <text:p>__Homework #02__ â€“ due Tue, 9/18, at 11pm</text:p>
            <text:p/>
            <text:p>&lt;!--</text:p>
            <text:p>1. Classes, CSVs</text:p>
            <text:p>  * create csv class</text:p>
            <text:p>  * allow delimiter change</text:p>
            <text:p>  * watch out for commas in data</text:p>
            <text:p>2. Simple Visualization (maybe)</text:p>
            <text:p>  * create drawing package with pil or turtle</text:p>
            <text:p>3. Numerical Data, Tabular Data</text:p>
            <text:p>  * simple stats (pandas) on xml or csv data set</text:p>
            <text:p>  * music generator (numpy)</text:p>
            <text:p>--&gt;</text:p>
            <text:p/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7-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ata from the Web</text:p>
            <text:p/>
            <text:p>* Web APIs</text:p>
            <text:p>  * API Authentication</text:p>
            <text:p>  * OAuth?</text:p>
            <text:p>  * Rate Limiting</text:p>
            <text:p>  * API-specific clients (e.g. Facebook client and Twitter tweepy client)</text:p>
            <text:p>  * Custom (e.g. retrieving raw JSON or XML to do our own parsing)</text:p>
            <text:p>* Screen Scraping</text:p>
            <text:p>* Libraries (scrapy)</text:p>
            <text:p>* Parsing Data</text:p>
            <text:p>  * Beautiful Soup</text:p>
            <text:p>  * lxml</text:p>
            <text:p>  * Requests HTML</text:p>
            <text:p/>
          </table:table-cell>
          <table:table-cell office:value-type="string" calcext:value-type="string">
            <text:p>Python for Data Analysis</text:p>
            <text:p>* Ch 6: Data Loading, Storage, and File Formats</text:p>
            <text:p>  * Focus on Scraping</text:p>
            <text:p>  * Focus on APIs</text:p>
            <text:p>  * TODO: API Authentication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9-Sep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urating Data</text:p>
            <text:p/>
            <text:p>* Open Data Sets</text:p>
            <text:p>* Terms of Use</text:p>
            <text:p>* Privacy</text:p>
            <text:p/>
            <text:p>Scrubbing / Cleaning Data</text:p>
            <text:p/>
            <text:p>* Handling Missing Data</text:p>
            <text:p>* Transforming Data</text:p>
            <text:p/>
            <text:p>Data Wrangling (without databases)</text:p>
            <text:p/>
            <text:p>* Joins</text:p>
            <text:p>* Pivots</text:p>
          </table:table-cell>
          <table:table-cell office:value-type="string" calcext:value-type="string">
            <text:p>Python for Data Analysis</text:p>
            <text:p>* Ch 7: Data Cleaning and Preparation</text:p>
            <text:p>* Ch 8: Data Wrangling: Join, Combine, Reshape</text:p>
          </table:table-cell>
          <table:table-cell office:value-type="string" calcext:value-type="string">
            <text:p>HW03</text:p>
            <text:p>* brute force attack web site </text:p>
            <text:p>* use password dictionary</text:p>
            <text:p>* retrieving data from the web </text:p>
            <text:p>* finance app?</text:p>
            <text:p>* cleaning data for analylsi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4-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lotting and Visualization</text:p>
            <text:p/>
            <text:p>* matplotlib</text:p>
            <text:p>* pandas</text:p>
            <text:p>* Other (seaborn)</text:p>
            <text:p>* Web Based Visualization (plotly, bokeh)</text:p>
          </table:table-cell>
          <table:table-cell office:value-type="string" calcext:value-type="string">
            <text:p>Python for Data Analysis</text:p>
            <text:p>Ch 9: Plotting and Visualizatio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6-Sep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ggregation and Time Series (pandas revisited)</text:p>
            <text:p/>
            <text:p>* Group By</text:p>
            <text:p>* Aggregations (sum, count, etc.)</text:p>
            <text:p>* datetime</text:p>
            <text:p>* Time Zones</text:p>
            <text:p>* Time Series</text:p>
            <text:p>* Windowing</text:p>
            <text:p/>
          </table:table-cell>
          <table:table-cell office:value-type="string" calcext:value-type="string">
            <text:p/>
            <text:p>Ch 10: Data Aggregation and Group By</text:p>
            <text:p>Ch 11: Time Series</text:p>
          </table:table-cell>
          <table:table-cell office:value-type="string" calcext:value-type="string">
            <text:p>HW0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-Oc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elational Database Overview</text:p>
            <text:p/>
            <text:p>* Database vs File System Storage</text:p>
            <text:p>* Tabular Data Revisited</text:p>
            <text:p>* Relations</text:p>
            <text:p>* "Competitive Landscape"</text:p>
            <text:p/>
            <text:p>Basic Postgres Administration</text:p>
            <text:p/>
            <text:p>* Configuration Files</text:p>
            <text:p>* Installation</text:p>
            <text:p>* Access Control</text:p>
            <text:p>* Roles and Privileges</text:p>
            <text:p>* Database Creation</text:p>
            <text:p>* "Dont's"</text:p>
            <text:p/>
            <text:p/>
            <text:p/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3-Oct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reating Single Tables</text:p>
            <text:p/>
            <text:p>* Data Types</text:p>
            <text:p>* Simple Constraints (Unique)</text:p>
            <text:p/>
            <text:p/>
          </table:table-cell>
          <table:table-cell/>
          <table:table-cell office:value-type="string" calcext:value-type="string">
            <text:p>HW05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y</text:p>
          </table:table-cell>
          <table:table-cell office:value-type="string" calcext:value-type="string">
            <text:p>sched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-Oct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Commandline Client, SQL, and Simple Queries</text:p>
            <text:p/>
            <text:p>* psql</text:p>
            <text:p>* Insert</text:p>
            <text:p>* Select</text:p>
            <text:p>* Update</text:p>
            <text:p>* Delete</text:p>
            <text:p> </text:p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0-Oct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Relational Database Design</text:p>
            <text:p/>
            <text:p>* Relations / Foreign Key Constraints</text:p>
            <text:p>* E-R Diagrams (in MySQL Workbench or similar)</text:p>
            <text:p>  * Reverse engineering</text:p>
            <text:p>  * Forward engineering</text:p>
            <text:p>* Normalization</text:p>
            <text:p/>
            <text:p/>
            <text:p>Importing Data</text:p>
            <text:p/>
            <text:p>* CSV, TSV, JSON</text:p>
          </table:table-cell>
          <table:table-cell/>
          <table:table-cell office:value-type="string" calcext:value-type="string">
            <text:p>HW0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-Oc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Joins and Aggregate Queries</text:p>
            <text:p/>
            <text:p>* in-depth study of SQL for data analysis and for manipulating RDBMS.</text:p>
            <text:p>* JOINs and all facets for standard SQL programming and development. </text:p>
            <text:p>* UNION and related queries</text:p>
            <text:p>* Study of aggregate queries</text:p>
            <text:p>* In-depth look at nested queries</text:p>
            <text:p>* Use single tables for aggregate queries and related queries for deep dives into data sets </text:p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7-Oct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Re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xam <text:s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-Oc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Exam 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4-Oct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erformance / Indexing and Query Optimization </text:p>
            <text:p/>
            <text:p>* Indexes</text:p>
            <text:p>  * Different Types of Indexes</text:p>
            <text:p>* Optimizing Queries</text:p>
            <text:p>* Query Planning</text:p>
            <text:p/>
            <text:p>Additional Administration</text:p>
            <text:p/>
            <text:p>* Backups / Replication</text:p>
            <text:p>* Vacuum</text:p>
          </table:table-cell>
          <table:table-cell/>
          <table:table-cell office:value-type="string" calcext:value-type="string">
            <text:p>HW0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29-Oc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Geo-spacial Data</text:p>
            <text:p/>
            <text:p>* PostGIS</text:p>
            <text:p/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31-Oct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ostgres and Python</text:p>
            <text:p/>
            <text:p>* pyscopg</text:p>
            <text:p>* SQLAlchemy?</text:p>
            <text:p>* Postgres, SQLAlchemy and pandas</text:p>
            <text:p/>
          </table:table-cell>
          <table:table-cell/>
          <table:table-cell office:value-type="string" calcext:value-type="string">
            <text:p>HW0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5-No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reating APIs for Consumption</text:p>
            <text:p/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7-Nov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Visualization Revisited (web-based)</text:p>
            <text:p/>
            <text:p>* svg</text:p>
            <text:p>* d3</text:p>
            <text:p>* bokeh again (or for first time?)</text:p>
            <text:p>* plotly again (or for first time?)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2-No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ata Pipeline (everything together)</text:p>
            <text:p/>
            <text:p>* ETL</text:p>
            <text:p>* Python, Pandas, Postgres</text:p>
          </table:table-cell>
          <table:table-cell/>
          <table:table-cell office:value-type="string" calcext:value-type="string">
            <text:p>HW0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4-Nov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NoSQL (mongodb)</text:p>
            <text:p>                                                                                                                                  </text:p>
            <text:p>* JSON format in depth                                                                                                                 </text:p>
            <text:p>  1. Nested objects                                                                                                                  </text:p>
            <text:p>* compare/contrast MongoDB with SQL.                                                                                                   </text:p>
            <text:p>* Accessing MongoDB                                                                                                                    </text:p>
            <text:p>  1. from command line (e.g. mongo shell)                                                                                            </text:p>
            <text:p>  2. from Python libraries (e.g. pymongo module)                                                                                     </text:p>
            <text:p>* Basic CRUD                                                                                                                           </text:p>
            <text:p>* Geo-spatial data queries 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9-No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oSQL (continued)</text:p>
            <text:p/>
            <text:p>Python and NoSQL</text:p>
          </table:table-cell>
          <table:table-cell/>
          <table:table-cell office:value-type="string" calcext:value-type="string">
            <text:p>HW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21-Nov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anksgiving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6-Nov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loud Data Storage (Firebase, S3, RDS)</text:p>
            <text:p/>
            <text:p>* S3</text:p>
            <text:p>* RDS</text:p>
            <text:p>* Firebase 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8-Nov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Serverless  (Firebase Again, Lambda, Chalice or Zappa)</text:p>
            <text:p/>
            <text:p>* Microservices</text:p>
            <text:p>* AWS lambda</text:p>
            <text:p>* Firebase</text:p>
            <text:p>* zappa or chalice</text:p>
          </table:table-cell>
          <table:table-cell/>
          <table:table-cell office:value-type="string" calcext:value-type="string">
            <text:p>HW11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3-Dec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rocessing Large Data Sets (Spark or Hadoop)</text:p>
            <text:p/>
            <text:p>* Hadoop, Par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5-Dec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Optional Topic TB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10-Dec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e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xam 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-Dec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Exam 2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1:59:55.757000000</dc:date>
    <meta:editing-duration>PT10M47S</meta:editing-duration>
    <meta:editing-cycles>1</meta:editing-cycles>
    <meta:document-statistic meta:table-count="1" meta:cell-count="173" meta:object-count="0"/>
    <meta:generator>LibreOffice/6.1.0.3$Windows_X86_64 LibreOffice_project/efb621ed25068d70781dc026f7e9c5187a4decd1</meta:generator>
  </office:meta>
</office:document-meta>
</file>